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Noto Sans CJK SC1" svg:font-family="'Noto Sans CJK S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marker-end="a568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cm" svg:stroke-color="#000000" draw:marker-end="a572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solid" svg:stroke-width="0cm" svg:stroke-color="#000000" draw:marker-end="a576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cm" svg:stroke-color="#000000" draw:marker-end="a580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1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815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34cm" fo:min-width="3.41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cm" svg:stroke-color="#000000" draw:marker-end="a600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end="a604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.1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5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solid" svg:stroke-width="0cm" svg:stroke-color="#000000" draw:marker-end="a727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marker-end="a731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cm" svg:stroke-color="#000000" draw:marker-end="a735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cm" svg:stroke-color="#000000" draw:marker-end="a739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cm" svg:stroke-color="#000000" draw:marker-end="a825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cm" svg:stroke-color="#000000" draw:marker-end="a829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cm" svg:stroke-color="#000000" draw:marker-end="a833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cm" svg:stroke-color="#000000" draw:marker-end="a837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2.912cm" fo:min-width="0.815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none" svg:stroke-color="#a5c7ce" draw:fill="none" draw:textarea-horizontal-align="left" draw:textarea-vertical-align="top" draw:auto-grow-height="true" draw:auto-grow-width="true" fo:min-height="0.712cm" fo:min-width="2.5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3.556cm" fo:min-width="5.56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477cm" fo:min-width="1.572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2.64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co3" style:family="table-column">
      <style:table-column-properties style:column-width="3.14cm" style:use-optimal-column-width="false"/>
    </style:style>
    <style:style style:name="co4" style:family="table-column">
      <style:table-column-properties style:column-width="3.35cm" style:use-optimal-column-width="false"/>
    </style:style>
    <style:style style:name="co5" style:family="table-column">
      <style:table-column-properties style:column-width="3.139cm" style:use-optimal-column-width="false"/>
    </style:style>
    <style:style style:name="co6" style:family="table-column">
      <style:table-column-properties style:column-width="3.142cm" style:use-optimal-column-width="false"/>
    </style:style>
    <style:style style:name="co7" style:family="table-column">
      <style:table-column-properties style:column-width="1.758cm" style:use-optimal-column-width="false"/>
    </style:style>
    <style:style style:name="co8" style:family="table-column">
      <style:table-column-properties style:column-width="1.762cm" style:use-optimal-column-width="false"/>
    </style:style>
    <style:style style:name="co9" style:family="table-column">
      <style:table-column-properties style:column-width="1.757cm" style:use-optimal-column-width="false"/>
    </style:style>
    <style:style style:name="co10" style:family="table-column">
      <style:table-column-properties style:column-width="2.204cm" style:use-optimal-column-width="false"/>
    </style:style>
    <style:style style:name="co11" style:family="table-column">
      <style:table-column-properties style:column-width="2.202cm" style:use-optimal-column-width="false"/>
    </style:style>
    <style:style style:name="co12" style:family="table-column">
      <style:table-column-properties style:column-width="2.253cm" style:use-optimal-column-width="false"/>
    </style:style>
    <style:style style:name="co13" style:family="table-column">
      <style:table-column-properties style:column-width="1.803cm" style:use-optimal-column-width="false"/>
    </style:style>
    <style:style style:name="co14" style:family="table-column">
      <style:table-column-properties style:column-width="1.857cm" style:use-optimal-column-width="false"/>
    </style:style>
    <style:style style:name="co15" style:family="table-column">
      <style:table-column-properties style:column-width="2.22cm" style:use-optimal-column-width="false"/>
    </style:style>
    <style:style style:name="co16" style:family="table-column">
      <style:table-column-properties style:column-width="1.904cm" style:use-optimal-column-width="false"/>
    </style:style>
    <style:style style:name="co17" style:family="table-column">
      <style:table-column-properties style:column-width="2.346cm" style:use-optimal-column-width="false"/>
    </style:style>
    <style:style style:name="co18" style:family="table-column">
      <style:table-column-properties style:column-width="2.125cm" style:use-optimal-column-width="false"/>
    </style:style>
    <style:style style:name="co19" style:family="table-column">
      <style:table-column-properties style:column-width="2.26cm" style:use-optimal-column-width="false"/>
    </style:style>
    <style:style style:name="co20" style:family="table-column">
      <style:table-column-properties style:column-width="2.011cm" style:use-optimal-column-width="false"/>
    </style:style>
    <style:style style:name="co21" style:family="table-column">
      <style:table-column-properties style:column-width="2.101cm" style:use-optimal-column-width="false"/>
    </style:style>
    <style:style style:name="co22" style:family="table-column">
      <style:table-column-properties style:column-width="2.157cm" style:use-optimal-column-width="false"/>
    </style:style>
    <style:style style:name="co23" style:family="table-column">
      <style:table-column-properties style:column-width="2.502cm" style:use-optimal-column-width="false"/>
    </style:style>
    <style:style style:name="co24" style:family="table-column">
      <style:table-column-properties style:column-width="2.7cm" style:use-optimal-column-width="false"/>
    </style:style>
    <style:style style:name="co25" style:family="table-column">
      <style:table-column-properties style:column-width="2.305cm" style:use-optimal-column-width="false"/>
    </style:style>
    <style:style style:name="ro1" style:family="table-row">
      <style:table-row-properties style:row-height="1.016cm" style:use-optimal-row-height="false"/>
    </style:style>
    <style:style style:name="ro2" style:family="table-row">
      <style:table-row-properties style:row-height="0.971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loext:graphic-properties draw:fill-color="#fadc19"/>
      <style:paragraph-properties fo:margin-left="0cm" fo:margin-right="0cm" fo:margin-top="0cm" fo:margin-bottom="0cm" fo:line-height="100%" fo:text-indent="0cm" fo:border="0.03pt solid #000000" style:punctuation-wrap="simple">
        <style:tab-stops/>
      </style:paragraph-properties>
    </style:style>
    <style:style style:name="ce2" style:family="table-cell">
      <loext:graphic-properties draw:fill-color="#a5c7ce"/>
      <style:paragraph-properties fo:margin-left="0cm" fo:margin-right="0cm" fo:margin-top="0cm" fo:margin-bottom="0cm" fo:line-height="100%" fo:text-indent="0cm" fo:border="0.03pt solid #000000" style:punctuation-wrap="simple">
        <style:tab-stops/>
      </style:paragraph-properties>
    </style:style>
    <style:style style:name="P1" style:family="paragraph">
      <loext:graphic-properties draw:fill="none"/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2" style:family="text">
      <style:text-properties style:text-line-through-style="none" style:text-line-through-type="none" style:font-name="Arial" fo:font-size="18pt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ffc00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T5" style:family="text">
      <style:text-properties fo:font-variant="normal" fo:text-transform="none" fo:color="#a9d18e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" fo:font-size="18pt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custom-shape draw:name="Straight Connector 5" draw:style-name="gr1" draw:text-style-name="P1" draw:layer="layout" svg:width="3.4cm" svg:height="4.656cm" svg:x="7.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6" draw:style-name="gr2" draw:text-style-name="P1" draw:layer="layout" svg:width="0.6cm" svg:height="4.656cm" svg:x="9.8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7" draw:style-name="gr3" draw:text-style-name="P1" draw:layer="layout" svg:width="2cm" svg:height="4.657cm" svg:x="1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8" draw:style-name="gr4" draw:text-style-name="P1" draw:layer="layout" svg:width="0.4cm" svg:height="4.657cm" svg:x="14cm" svg:y="4.23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9" draw:style-name="gr5" draw:text-style-name="P1" draw:layer="layout" svg:width="1.315cm" svg:height="0.962cm" svg:x="15.885cm" svg:y="5.6cm">
          <draw:text-box>
            <text:p text:style-name="P2"><text:span text:style-name="T1">w1</text:span></text:p>
          </draw:text-box>
        </draw:frame>
        <draw:frame draw:name="TextBox 10" draw:style-name="gr6" draw:text-style-name="P1" draw:layer="layout" svg:width="1.315cm" svg:height="1cm" svg:x="8.785cm" svg:y="5.6cm">
          <draw:text-box>
            <text:p text:style-name="P2"><text:span text:style-name="T1">w2</text:span></text:p>
          </draw:text-box>
        </draw:frame>
        <draw:frame draw:name="TextBox 11" draw:style-name="gr6" draw:text-style-name="P1" draw:layer="layout" svg:width="1.315cm" svg:height="1cm" svg:x="13.085cm" svg:y="5.6cm">
          <draw:text-box>
            <text:p text:style-name="P2"><text:span text:style-name="T1">w2</text:span></text:p>
          </draw:text-box>
        </draw:frame>
        <draw:frame draw:name="TextBox 12" draw:style-name="gr7" draw:text-style-name="P1" draw:layer="layout" svg:width="3.91cm" svg:height="2.384cm" svg:x="20.802cm" svg:y="7.6cm">
          <draw:text-box>
            <text:p text:style-name="P2"><text:span text:style-name="T1">Stride = 2</text:span></text:p>
            <text:p text:style-name="P2"><text:span text:style-name="T1">Dilation = 1</text:span></text:p>
            <text:p text:style-name="P2"><text:span text:style-name="T1">Padding = 0</text:span></text:p>
          </draw:text-box>
        </draw:frame>
        <draw:custom-shape draw:name="Straight Connector 13" draw:style-name="gr8" draw:text-style-name="P1" draw:layer="layout" svg:width="0.6cm" svg:height="4.656cm" svg:x="16.8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4" draw:style-name="gr9" draw:text-style-name="P1" draw:layer="layout" svg:width="1.6cm" svg:height="4.656cm" svg:x="17.4cm" svg:y="4.23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15" draw:style-name="gr6" draw:text-style-name="P1" draw:layer="layout" svg:width="1.315cm" svg:height="1cm" svg:x="17.286cm" svg:y="5.6cm">
          <draw:text-box>
            <text:p text:style-name="P2"><text:span text:style-name="T1">w2</text:span></text:p>
          </draw:text-box>
        </draw:frame>
        <draw:frame draw:name="TextBox 16" draw:style-name="gr5" draw:text-style-name="P1" draw:layer="layout" svg:width="1.315cm" svg:height="0.962cm" svg:x="11.586cm" svg:y="5.6cm">
          <draw:text-box>
            <text:p text:style-name="P2"><text:span text:style-name="T1">w1</text:span></text:p>
          </draw:text-box>
        </draw:frame>
        <draw:frame draw:name="TextBox 17" draw:style-name="gr5" draw:text-style-name="P1" draw:layer="layout" svg:width="1.315cm" svg:height="0.962cm" svg:x="7.086cm" svg:y="5.6cm">
          <draw:text-box>
            <text:p text:style-name="P2"><text:span text:style-name="T1">w1</text:span></text:p>
          </draw:text-box>
        </draw:frame>
        <draw:frame draw:name="TextBox 18" draw:style-name="gr10" draw:text-style-name="P1" draw:layer="layout" svg:width="2.6cm" svg:height="1.673cm" svg:x="4cm" svg:y="3.2cm">
          <draw:text-box>
            <text:p text:style-name="P2"><text:span text:style-name="T1">Input</text:span></text:p>
            <text:p text:style-name="P2"><text:span text:style-name="T1"/></text:p>
          </draw:text-box>
        </draw:frame>
        <draw:frame draw:name="TextBox 19" draw:style-name="gr11" draw:text-style-name="P1" draw:layer="layout" svg:width="3cm" svg:height="0.962cm" svg:x="4cm" svg:y="9cm">
          <draw:text-box>
            <text:p text:style-name="P2"><text:span text:style-name="T1">Output</text:span></text:p>
          </draw:text-box>
        </draw:frame>
        <draw:frame draw:name="Table 1" draw:style-name="standard" draw:layer="layout" svg:width="14.098cm" svg:height="1.015cm" svg:x="6.205cm" svg:y="3.2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standard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" draw:style-name="standard" draw:layer="layout" svg:width="6.279cm" svg:height="1.015cm" svg:x="20.9cm" svg:y="6.009cm">
          <table:table>
            <table:table-column table:style-name="co3"/>
            <table:table-column table:style-name="co3"/>
            <table:table-row table:style-name="ro1" table:default-cell-style-name="standard">
              <table:table-cell>
                <text:p text:style-name="P3"><text:span text:style-name="T2">w1 = 0.5</text:span></text:p>
              </table:table-cell>
              <table:table-cell>
                <text:p text:style-name="P3"><text:span text:style-name="T2">w2 = 1.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3" draw:style-name="standard" draw:layer="layout" svg:width="10.049cm" svg:height="1.015cm" svg:x="9.05cm" svg:y="8.891cm">
          <table:table>
            <table:table-column table:style-name="co4"/>
            <table:table-column table:style-name="co4"/>
            <table:table-column table:style-name="co4"/>
            <table:table-row table:style-name="ro1" table:default-cell-style-name="standard">
              <table:table-cell>
                <text:p text:style-name="P3"><text:span text:style-name="T2">3.5</text:span></text:p>
              </table:table-cell>
              <table:table-cell/>
              <table:table-cell>
                <text:p text:style-name="P3"><text:span text:style-name="T2">8.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4" draw:style-name="standard" draw:layer="layout" svg:width="3.349cm" svg:height="1.015cm" svg:x="12.351cm" svg:y="8.892cm">
          <table:table>
            <table:table-column table:style-name="co4"/>
            <table:table-row table:style-name="ro1">
              <table:table-cell table:style-name="standard">
                <text:p text:style-name="P3"><text:span text:style-name="T2">5.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Slide Number Placeholder 6" draw:style-name="gr12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3" draw:layer="layout" svg:width="14.848cm" svg:height="11.135cm" svg:x="3.074cm" svg:y="2.258cm" draw:page-number="1" presentation:class="page"/>
          <draw:frame draw:name="Notes Placeholder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Blank" presentation:presentation-page-layout-name="AL1T13">
        <draw:frame draw:name="Table 1" draw:style-name="standard" draw:layer="layout" svg:width="14.098cm" svg:height="0.97cm" svg:x="6.205cm" svg:y="3.2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standard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2" draw:style-name="standard" draw:layer="layout" svg:width="3.349cm" svg:height="0.97cm" svg:x="9.05cm" svg:y="8.891cm">
          <table:table>
            <table:table-column table:style-name="co4"/>
            <table:table-row table:style-name="ro2">
              <table:table-cell table:style-name="standard">
                <text:p text:style-name="P3"><text:span text:style-name="T2">3.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3" draw:style-name="standard" draw:layer="layout" svg:width="3.349cm" svg:height="0.97cm" svg:x="12.351cm" svg:y="8.892cm">
          <table:table>
            <table:table-column table:style-name="co4"/>
            <table:table-row table:style-name="ro2">
              <table:table-cell table:style-name="standard">
                <text:p text:style-name="P3"><text:span text:style-name="T2">6.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Straight Connector 4" draw:style-name="gr14" draw:text-style-name="P1" draw:layer="layout" svg:width="3.4cm" svg:height="4.656cm" svg:x="7.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5" draw:style-name="gr15" draw:text-style-name="P1" draw:layer="layout" svg:width="1.6cm" svg:height="4.656cm" svg:x="10.4cm" svg:y="4.23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6" draw:style-name="gr16" draw:text-style-name="P1" draw:layer="layout" svg:width="2cm" svg:height="4.657cm" svg:x="1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7" draw:style-name="gr17" draw:text-style-name="P1" draw:layer="layout" svg:width="2.6cm" svg:height="4.657cm" svg:x="14cm" svg:y="4.23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8" draw:style-name="gr5" draw:text-style-name="P1" draw:layer="layout" svg:width="1.315cm" svg:height="0.962cm" svg:x="11.785cm" svg:y="6cm">
          <draw:text-box>
            <text:p text:style-name="P2"><text:span text:style-name="T1">w1</text:span></text:p>
          </draw:text-box>
        </draw:frame>
        <draw:frame draw:name="TextBox 9" draw:style-name="gr5" draw:text-style-name="P1" draw:layer="layout" svg:width="1.315cm" svg:height="0.962cm" svg:x="7.285cm" svg:y="6.038cm">
          <draw:text-box>
            <text:p text:style-name="P2"><text:span text:style-name="T1">w1</text:span></text:p>
          </draw:text-box>
        </draw:frame>
        <draw:frame draw:name="TextBox 10" draw:style-name="gr6" draw:text-style-name="P1" draw:layer="layout" svg:width="1.315cm" svg:height="1cm" svg:x="9.885cm" svg:y="6cm">
          <draw:text-box>
            <text:p text:style-name="P2"><text:span text:style-name="T1">w2</text:span></text:p>
          </draw:text-box>
        </draw:frame>
        <draw:frame draw:name="TextBox 11" draw:style-name="gr6" draw:text-style-name="P1" draw:layer="layout" svg:width="1.315cm" svg:height="1cm" svg:x="14.085cm" svg:y="6cm">
          <draw:text-box>
            <text:p text:style-name="P2"><text:span text:style-name="T1">w2</text:span></text:p>
          </draw:text-box>
        </draw:frame>
        <draw:frame draw:name="Table 12" draw:style-name="standard" draw:layer="layout" svg:width="6.28cm" svg:height="0.971cm" svg:x="20.901cm" svg:y="6.009cm">
          <table:table>
            <table:table-column table:style-name="co5"/>
            <table:table-column table:style-name="co6"/>
            <table:table-row table:style-name="ro3" table:default-cell-style-name="standard">
              <table:table-cell>
                <text:p text:style-name="P3"><text:span text:style-name="T2">w1 = 0.5</text:span></text:p>
              </table:table-cell>
              <table:table-cell>
                <text:p text:style-name="P3"><text:span text:style-name="T2">w2 = 1.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extBox 13" draw:style-name="gr7" draw:text-style-name="P1" draw:layer="layout" svg:width="3.91cm" svg:height="2.384cm" svg:x="20.803cm" svg:y="7.6cm">
          <draw:text-box>
            <text:p text:style-name="P2"><text:span text:style-name="T1">Stride = 2</text:span></text:p>
            <text:p text:style-name="P2"><text:span text:style-name="T1">Dilation = 2</text:span></text:p>
            <text:p text:style-name="P2"><text:span text:style-name="T1">Padding = 0</text:span></text:p>
          </draw:text-box>
        </draw:frame>
        <draw:frame draw:name="TextBox 14" draw:style-name="gr10" draw:text-style-name="P1" draw:layer="layout" svg:width="2.6cm" svg:height="1.673cm" svg:x="4cm" svg:y="3.2cm">
          <draw:text-box>
            <text:p text:style-name="P2"><text:span text:style-name="T1">Input</text:span></text:p>
            <text:p text:style-name="P2"><text:span text:style-name="T1"/></text:p>
          </draw:text-box>
        </draw:frame>
        <draw:frame draw:name="TextBox 15" draw:style-name="gr11" draw:text-style-name="P1" draw:layer="layout" svg:width="3cm" svg:height="0.962cm" svg:x="4cm" svg:y="9cm">
          <draw:text-box>
            <text:p text:style-name="P2"><text:span text:style-name="T1">Output</text:span></text:p>
          </draw:text-box>
        </draw:frame>
        <presentation:notes draw:style-name="dp2">
          <draw:frame draw:name="Slide Number Placeholder 6" draw:style-name="gr12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3" draw:layer="layout" svg:width="14.848cm" svg:height="11.135cm" svg:x="3.074cm" svg:y="2.258cm" draw:page-number="2" presentation:class="page"/>
          <draw:frame draw:name="Notes Placeholder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able 1" draw:style-name="standard" draw:layer="layout" svg:width="14.098cm" svg:height="1.015cm" svg:x="6.205cm" svg:y="3.26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standard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 2" draw:style-name="standard" draw:layer="layout" svg:width="3.349cm" svg:height="1.015cm" svg:x="9.05cm" svg:y="8.891cm">
          <table:table>
            <table:table-column table:style-name="co4"/>
            <table:table-row table:style-name="ro1">
              <table:table-cell table:style-name="standard">
                <text:p text:style-name="P3"><text:span text:style-name="T2">4.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le 3" draw:style-name="standard" draw:layer="layout" svg:width="3.349cm" svg:height="1.015cm" svg:x="12.351cm" svg:y="8.892cm">
          <table:table>
            <table:table-column table:style-name="co4"/>
            <table:table-row table:style-name="ro1">
              <table:table-cell table:style-name="standard">
                <text:p text:style-name="P3"><text:span text:style-name="T2">8.5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Straight Connector 4" draw:style-name="gr18" draw:text-style-name="P1" draw:layer="layout" svg:width="3.4cm" svg:height="4.656cm" svg:x="7.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5" draw:style-name="gr19" draw:text-style-name="P1" draw:layer="layout" svg:width="4cm" svg:height="4.656cm" svg:x="10.4cm" svg:y="4.23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6" draw:style-name="gr20" draw:text-style-name="P1" draw:layer="layout" svg:width="2cm" svg:height="4.657cm" svg:x="1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7" draw:style-name="gr21" draw:text-style-name="P1" draw:layer="layout" svg:width="5cm" svg:height="4.657cm" svg:x="14cm" svg:y="4.23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8" draw:style-name="gr5" draw:text-style-name="P1" draw:layer="layout" svg:width="1.315cm" svg:height="0.962cm" svg:x="12.985cm" svg:y="6cm">
          <draw:text-box>
            <text:p text:style-name="P2"><text:span text:style-name="T1">w1</text:span></text:p>
          </draw:text-box>
        </draw:frame>
        <draw:frame draw:name="TextBox 9" draw:style-name="gr22" draw:text-style-name="P1" draw:layer="layout" svg:width="1.315cm" svg:height="3.162cm" svg:x="7.285cm" svg:y="6.038cm">
          <draw:text-box>
            <text:p text:style-name="P2"><text:span text:style-name="T1">w1</text:span></text:p>
          </draw:text-box>
        </draw:frame>
        <draw:frame draw:name="TextBox 10" draw:style-name="gr6" draw:text-style-name="P1" draw:layer="layout" svg:width="1.315cm" svg:height="1cm" svg:x="11.085cm" svg:y="6cm">
          <draw:text-box>
            <text:p text:style-name="P2"><text:span text:style-name="T1">w2</text:span></text:p>
          </draw:text-box>
        </draw:frame>
        <draw:frame draw:name="TextBox 11" draw:style-name="gr6" draw:text-style-name="P1" draw:layer="layout" svg:width="1.315cm" svg:height="1cm" svg:x="15.085cm" svg:y="6cm">
          <draw:text-box>
            <text:p text:style-name="P2"><text:span text:style-name="T1">w2</text:span></text:p>
          </draw:text-box>
        </draw:frame>
        <draw:frame draw:name="Table 12" draw:style-name="standard" draw:layer="layout" svg:width="6.28cm" svg:height="1.015cm" svg:x="20.901cm" svg:y="6.009cm">
          <table:table>
            <table:table-column table:style-name="co5"/>
            <table:table-column table:style-name="co6"/>
            <table:table-row table:style-name="ro1" table:default-cell-style-name="standard">
              <table:table-cell>
                <text:p text:style-name="P3"><text:span text:style-name="T2">w1 = 0.5</text:span></text:p>
              </table:table-cell>
              <table:table-cell>
                <text:p text:style-name="P3"><text:span text:style-name="T2">w2 = 1.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extBox 13" draw:style-name="gr7" draw:text-style-name="P1" draw:layer="layout" svg:width="3.91cm" svg:height="2.384cm" svg:x="20.803cm" svg:y="7.6cm">
          <draw:text-box>
            <text:p text:style-name="P2"><text:span text:style-name="T1">Stride = 2</text:span></text:p>
            <text:p text:style-name="P2"><text:span text:style-name="T1">Dilation = 3</text:span></text:p>
            <text:p text:style-name="P2"><text:span text:style-name="T1">Padding = 0</text:span></text:p>
          </draw:text-box>
        </draw:frame>
        <draw:frame draw:name="TextBox 14" draw:style-name="gr10" draw:text-style-name="P1" draw:layer="layout" svg:width="2.6cm" svg:height="1.673cm" svg:x="4cm" svg:y="3.2cm">
          <draw:text-box>
            <text:p text:style-name="P2"><text:span text:style-name="T1">Input</text:span></text:p>
            <text:p text:style-name="P2"><text:span text:style-name="T1"/></text:p>
          </draw:text-box>
        </draw:frame>
        <draw:frame draw:name="TextBox 15" draw:style-name="gr11" draw:text-style-name="P1" draw:layer="layout" svg:width="3cm" svg:height="0.962cm" svg:x="4cm" svg:y="9cm">
          <draw:text-box>
            <text:p text:style-name="P2"><text:span text:style-name="T1">Output</text:span></text:p>
          </draw:text-box>
        </draw:frame>
        <presentation:notes draw:style-name="dp2">
          <draw:frame draw:name="Slide Number Placeholder 6" draw:style-name="gr12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3" draw:layer="layout" svg:width="14.848cm" svg:height="11.135cm" svg:x="3.074cm" svg:y="2.258cm" draw:page-number="3" presentation:class="page"/>
          <draw:frame draw:name="Notes Placeholder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able 1" draw:style-name="standard" draw:layer="layout" svg:width="19.351cm" svg:height="1.015cm" svg:x="6.205cm" svg:y="3.264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row table:style-name="ro1" table:default-cell-style-name="ce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name="TextBox 2" draw:style-name="gr10" draw:text-style-name="P1" draw:layer="layout" svg:width="2.6cm" svg:height="1.673cm" svg:x="3.8cm" svg:y="3.2cm">
          <draw:text-box>
            <text:p text:style-name="P2"><text:span text:style-name="T1">Input</text:span></text:p>
            <text:p text:style-name="P2"><text:span text:style-name="T1"/></text:p>
          </draw:text-box>
        </draw:frame>
        <draw:frame draw:name="TextBox 3" draw:style-name="gr23" draw:text-style-name="P7" draw:layer="layout" svg:width="3cm" svg:height="0.962cm" svg:x="3.8cm" svg:y="5.8cm">
          <draw:text-box>
            <text:p text:style-name="P2"><text:span text:style-name="T1">Output 1</text:span></text:p>
          </draw:text-box>
        </draw:frame>
        <draw:frame draw:name="Table 4" draw:style-name="standard" draw:layer="layout" svg:width="11.017cm" svg:height="1.015cm" svg:x="9.552cm" svg:y="5.771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" table:default-cell-style-name="ce2">
              <table:table-cell>
                <text:p text:style-name="P3"><text:span text:style-name="T2">3.5</text:span></text:p>
              </table:table-cell>
              <table:table-cell>
                <text:p text:style-name="P3"><text:span text:style-name="T2">6.5</text:span></text:p>
              </table:table-cell>
              <table:table-cell>
                <text:p text:style-name="P3"><text:span text:style-name="T2">9.5</text:span></text:p>
              </table:table-cell>
              <table:table-cell>
                <text:p text:style-name="P3"><text:span text:style-name="T2">12.5</text:span></text:p>
              </table:table-cell>
              <table:table-cell>
                <text:p text:style-name="P3"><text:span text:style-name="T2">15.5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TextBox 5" draw:style-name="gr23" draw:text-style-name="P7" draw:layer="layout" svg:width="3cm" svg:height="0.962cm" svg:x="3.802cm" svg:y="8.5cm">
          <draw:text-box>
            <text:p text:style-name="P2"><text:span text:style-name="T1">Output 2</text:span></text:p>
          </draw:text-box>
        </draw:frame>
        <draw:frame draw:name="Table 6" draw:style-name="standard" draw:layer="layout" svg:width="4.505cm" svg:height="1.015cm" svg:x="12.394cm" svg:y="8.472cm">
          <table:table>
            <table:table-column table:style-name="co12"/>
            <table:table-column table:style-name="co12"/>
            <table:table-row table:style-name="ro1" table:default-cell-style-name="ce2">
              <table:table-cell>
                <text:p text:style-name="P3"><text:span text:style-name="T2">11.25</text:span></text:p>
              </table:table-cell>
              <table:table-cell>
                <text:p text:style-name="P3"><text:span text:style-name="T2">20.25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Straight Connector 7" draw:style-name="gr24" draw:text-style-name="P1" draw:layer="layout" svg:width="2.6cm" svg:height="1.73cm" svg:x="10.8cm" svg:y="6.74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8" draw:style-name="gr24" draw:text-style-name="P1" draw:layer="layout" svg:width="1.6cm" svg:height="1.73cm" svg:x="13.4cm" svg:y="6.742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9" draw:style-name="gr24" draw:text-style-name="P1" draw:layer="layout" svg:width="3.4cm" svg:height="1.536cm" svg:x="7.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0" draw:style-name="gr24" draw:text-style-name="P1" draw:layer="layout" svg:width="0.001cm" svg:height="1.536cm" svg:x="10.6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1" draw:style-name="gr24" draw:text-style-name="P1" draw:layer="layout" svg:width="1cm" svg:height="1.536cm" svg:x="14.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2" draw:style-name="gr24" draw:text-style-name="P1" draw:layer="layout" svg:width="2.4cm" svg:height="1.536cm" svg:x="15.2cm" svg:y="4.23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13" draw:style-name="gr25" draw:text-style-name="P1" draw:layer="layout" svg:width="6.06cm" svg:height="3.806cm" svg:x="19.8cm" svg:y="10.994cm">
          <draw:text-box>
            <text:p text:style-name="P4"><text:span text:style-name="T1">Stride = 2</text:span></text:p>
            <text:p text:style-name="P4"><text:span text:style-name="T1">Kernel size = 2</text:span></text:p>
            <text:p text:style-name="P4"><text:span text:style-name="T1">Weights = (0.5, 1.0)</text:span></text:p>
            <text:p text:style-name="P4"><text:span text:style-name="T1">Dilation = 2</text:span></text:p>
            <text:p text:style-name="P4"><text:span text:style-name="T1">Padding = 0</text:span></text:p>
          </draw:text-box>
        </draw:frame>
        <presentation:notes draw:style-name="dp2">
          <draw:frame draw:name="Slide Number Placeholder 6" draw:style-name="gr12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3" draw:layer="layout" svg:width="14.848cm" svg:height="11.135cm" svg:x="3.074cm" svg:y="2.258cm" draw:page-number="4" presentation:class="page"/>
          <draw:frame draw:name="Notes Placeholder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Blank" presentation:presentation-page-layout-name="AL1T13">
        <draw:frame draw:name="Table 1" draw:style-name="standard" draw:layer="layout" svg:width="19.351cm" svg:height="1.015cm" svg:x="6.205cm" svg:y="3.264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row table:style-name="ro1" table:default-cell-style-name="standard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TextBox 2" draw:style-name="gr26" draw:text-style-name="P1" draw:layer="layout" svg:width="2.072cm" svg:height="1.727cm" svg:x="3.8cm" svg:y="3.2cm">
          <draw:text-box>
            <text:p text:style-name="P2"><text:span text:style-name="T4">Input</text:span></text:p>
            <text:p text:style-name="P2"><text:span text:style-name="T1"/></text:p>
          </draw:text-box>
        </draw:frame>
        <draw:frame draw:name="TextBox 3" draw:style-name="gr27" draw:text-style-name="P1" draw:layer="layout" svg:width="3.14cm" svg:height="0.99cm" svg:x="3.07cm" svg:y="6.264cm">
          <draw:text-box>
            <text:p text:style-name="P2"><text:span text:style-name="T5">Output 1</text:span></text:p>
          </draw:text-box>
        </draw:frame>
        <draw:frame draw:name="Table 4" draw:style-name="standard" draw:layer="layout" svg:width="18.626cm" svg:height="1.015cm" svg:x="6.568cm" svg:y="6.255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1" table:default-cell-style-name="standard">
              <table:table-cell>
                <text:p text:style-name="P3"><text:span text:style-name="T2">3.5</text:span></text:p>
              </table:table-cell>
              <table:table-cell>
                <text:p text:style-name="P3"><text:span text:style-name="T6"><text:s text:c="3"/></text:span><text:span text:style-name="T6">5</text:span></text:p>
              </table:table-cell>
              <table:table-cell>
                <text:p text:style-name="P3"><text:span text:style-name="T2"><text:s text:c="3"/></text:span><text:span text:style-name="T2">6.5</text:span></text:p>
              </table:table-cell>
              <table:table-cell>
                <text:p text:style-name="P3"><text:span text:style-name="T2"><text:s text:c="3"/></text:span><text:span text:style-name="T2">8</text:span></text:p>
              </table:table-cell>
              <table:table-cell>
                <text:p text:style-name="P3"><text:span text:style-name="T2"><text:s text:c="3"/></text:span><text:span text:style-name="T2">9.5</text:span></text:p>
              </table:table-cell>
              <table:table-cell>
                <text:p text:style-name="P3"><text:span text:style-name="T2"><text:s text:c="2"/></text:span><text:span text:style-name="T2">11</text:span></text:p>
              </table:table-cell>
              <table:table-cell>
                <text:p text:style-name="P3"><text:span text:style-name="T2"><text:s text:c="2"/></text:span><text:span text:style-name="T2">12.5</text:span></text:p>
              </table:table-cell>
              <table:table-cell>
                <text:p text:style-name="P3"><text:span text:style-name="T2"><text:s text:c="2"/></text:span><text:span text:style-name="T2">14</text:span></text:p>
              </table:table-cell>
              <table:table-cell>
                <text:p text:style-name="P3"><text:span text:style-name="T2"><text:s text:c="2"/></text:span><text:span text:style-name="T2">15.5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TextBox 5" draw:style-name="gr27" draw:text-style-name="P1" draw:layer="layout" svg:width="3.14cm" svg:height="0.99cm" svg:x="3.07cm" svg:y="9.51cm">
          <draw:text-box>
            <text:p text:style-name="P2"><text:span text:style-name="T5">Output 2</text:span></text:p>
          </draw:text-box>
        </draw:frame>
        <draw:frame draw:name="Table 6" draw:style-name="standard" draw:layer="layout" svg:width="17.169cm" svg:height="1.015cm" svg:x="7.2cm" svg:y="9.439cm">
          <table:table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4"/>
            <table:table-column table:style-name="co25"/>
            <table:table-column table:style-name="co23"/>
            <table:table-row table:style-name="ro1" table:default-cell-style-name="standard">
              <table:table-cell>
                <text:p text:style-name="P3"><text:span text:style-name="T2">8.25</text:span></text:p>
              </table:table-cell>
              <table:table-cell>
                <text:p text:style-name="P3"><text:span text:style-name="T2"><text:s/></text:span><text:span text:style-name="T2">10.5</text:span></text:p>
              </table:table-cell>
              <table:table-cell>
                <text:p text:style-name="P3"><text:span text:style-name="T2"><text:s/></text:span><text:span text:style-name="T2">12.75</text:span></text:p>
              </table:table-cell>
              <table:table-cell>
                <text:p text:style-name="P3"><text:span text:style-name="T2"><text:s text:c="3"/></text:span><text:span text:style-name="T2">15</text:span></text:p>
              </table:table-cell>
              <table:table-cell>
                <text:p text:style-name="P3"><text:span text:style-name="T2"><text:s text:c="2"/></text:span><text:span text:style-name="T2">17.25</text:span></text:p>
              </table:table-cell>
              <table:table-cell>
                <text:p text:style-name="P3"><text:span text:style-name="T2"><text:s text:c="2"/></text:span><text:span text:style-name="T2">19.5</text:span></text:p>
              </table:table-cell>
              <table:table-cell>
                <text:p text:style-name="P3"><text:span text:style-name="T2"><text:s text:c="2"/></text:span><text:span text:style-name="T2">21.75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Straight Connector 7" draw:style-name="gr24" draw:text-style-name="P1" draw:layer="layout" svg:width="1.029cm" svg:height="2.127cm" svg:x="7.61cm" svg:y="7.29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8" draw:style-name="gr24" draw:text-style-name="P1" draw:layer="layout" svg:width="2.732cm" svg:height="2.185cm" svg:x="8.639cm" svg:y="7.271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9" draw:style-name="gr24" draw:text-style-name="P1" draw:layer="layout" svg:width="0.361cm" svg:height="2.02cm" svg:x="7.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0" draw:style-name="gr24" draw:text-style-name="P1" draw:layer="layout" svg:width="3.015cm" svg:height="1.944cm" svg:x="7.557cm" svg:y="4.279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1" draw:style-name="gr24" draw:text-style-name="P1" draw:layer="layout" svg:width="2.753cm" svg:height="1.899cm" svg:x="9.407cm" svg:y="4.32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2" draw:style-name="gr24" draw:text-style-name="P1" draw:layer="layout" svg:width="0.361cm" svg:height="1.944cm" svg:x="8.989cm" svg:y="4.27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13" draw:style-name="gr25" draw:text-style-name="P1" draw:layer="layout" svg:width="6.06cm" svg:height="3.806cm" svg:x="21.296cm" svg:y="12.091cm">
          <draw:text-box>
            <text:p text:style-name="P4"><text:span text:style-name="T1">Stride = 2</text:span></text:p>
            <text:p text:style-name="P4"><text:span text:style-name="T1">Kernel size = 2</text:span></text:p>
            <text:p text:style-name="P4"><text:span text:style-name="T1">Weights = (0.5, 1.0)</text:span></text:p>
            <text:p text:style-name="P4"><text:span text:style-name="T1">Dilation = 2</text:span></text:p>
            <text:p text:style-name="P4"><text:span text:style-name="T1">Padding = 0</text:span></text:p>
          </draw:text-box>
        </draw:frame>
        <draw:custom-shape draw:name="Straight Connector 14" draw:style-name="gr24" draw:text-style-name="P1" draw:layer="layout" svg:width="2.566cm" svg:height="1.899cm" svg:x="21.296cm" svg:y="4.29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5" draw:style-name="gr24" draw:text-style-name="P1" draw:layer="layout" svg:width="0.773cm" svg:height="1.899cm" svg:x="23.858cm" svg:y="4.279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18" draw:style-name="gr24" draw:text-style-name="P1" draw:layer="layout" svg:width="2.732cm" svg:height="2.193cm" svg:x="20.102cm" svg:y="7.21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0" draw:style-name="gr24" draw:text-style-name="P1" draw:layer="layout" svg:width="1.536cm" svg:height="2.145cm" svg:x="22.834cm" svg:y="7.271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1" draw:style-name="gr24" draw:text-style-name="P1" draw:layer="layout" svg:width="0.201cm" svg:height="1.987cm" svg:x="10.777cm" svg:y="4.27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2" draw:style-name="gr24" draw:text-style-name="P1" draw:layer="layout" svg:width="2.753cm" svg:height="1.899cm" svg:x="11.009cm" svg:y="4.338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frame draw:name="Slide Number Placeholder 6" draw:style-name="gr12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3" draw:layer="layout" svg:width="14.848cm" svg:height="11.135cm" svg:x="3.074cm" svg:y="2.258cm" draw:page-number="5" presentation:class="page"/>
          <draw:frame draw:name="Notes Placeholder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able 1" draw:style-name="standard" draw:layer="layout" svg:width="19.351cm" svg:height="1.015cm" svg:x="6.205cm" svg:y="3.264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9"/>
            <table:table-row table:style-name="ro1" table:default-cell-style-name="ce1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Table 2" draw:style-name="standard" draw:layer="layout" svg:width="11.017cm" svg:height="1.015cm" svg:x="9.552cm" svg:y="5.771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" table:default-cell-style-name="ce2">
              <table:table-cell>
                <text:p text:style-name="P3"><text:span text:style-name="T2">2.5</text:span></text:p>
              </table:table-cell>
              <table:table-cell>
                <text:p text:style-name="P3"><text:span text:style-name="T2">5.5</text:span></text:p>
              </table:table-cell>
              <table:table-cell>
                <text:p text:style-name="P3"><text:span text:style-name="T2">8.5</text:span></text:p>
              </table:table-cell>
              <table:table-cell>
                <text:p text:style-name="P3"><text:span text:style-name="T2">11.5</text:span></text:p>
              </table:table-cell>
              <table:table-cell>
                <text:p text:style-name="P3"><text:span text:style-name="T2">14.5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Table 3" draw:style-name="standard" draw:layer="layout" svg:width="4.505cm" svg:height="1.015cm" svg:x="12.394cm" svg:y="8.472cm">
          <table:table>
            <table:table-column table:style-name="co12"/>
            <table:table-column table:style-name="co12"/>
            <table:table-row table:style-name="ro1" table:default-cell-style-name="ce2">
              <table:table-cell>
                <text:p text:style-name="P3"><text:span text:style-name="T2">6.75</text:span></text:p>
              </table:table-cell>
              <table:table-cell>
                <text:p text:style-name="P3"><text:span text:style-name="T2">15.75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Straight Connector 4" draw:style-name="gr24" draw:text-style-name="P1" draw:layer="layout" svg:width="2.6cm" svg:height="1.73cm" svg:x="10.8cm" svg:y="6.74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5" draw:style-name="gr24" draw:text-style-name="P1" draw:layer="layout" svg:width="0.4cm" svg:height="1.73cm" svg:x="13cm" svg:y="6.74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6" draw:style-name="gr24" draw:text-style-name="P1" draw:layer="layout" svg:width="3.4cm" svg:height="1.536cm" svg:x="7.2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7" draw:style-name="gr24" draw:text-style-name="P1" draw:layer="layout" svg:width="2cm" svg:height="1.536cm" svg:x="8.6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8" draw:style-name="gr24" draw:text-style-name="P1" draw:layer="layout" svg:width="2.2cm" svg:height="1.536cm" svg:x="10.6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9" draw:style-name="gr24" draw:text-style-name="P1" draw:layer="layout" svg:width="0.4cm" svg:height="1.536cm" svg:x="12.4cm" svg:y="4.23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10" draw:style-name="gr10" draw:text-style-name="P1" draw:layer="layout" svg:width="2.6cm" svg:height="1.673cm" svg:x="3.8cm" svg:y="3.2cm">
          <draw:text-box>
            <text:p text:style-name="P2"><text:span text:style-name="T1">Input</text:span></text:p>
            <text:p text:style-name="P2"><text:span text:style-name="T1"/></text:p>
          </draw:text-box>
        </draw:frame>
        <draw:frame draw:name="TextBox 11" draw:style-name="gr11" draw:text-style-name="P1" draw:layer="layout" svg:width="3cm" svg:height="0.962cm" svg:x="3.8cm" svg:y="5.8cm">
          <draw:text-box>
            <text:p text:style-name="P2"><text:span text:style-name="T1">Output 1</text:span></text:p>
          </draw:text-box>
        </draw:frame>
        <draw:frame draw:name="TextBox 12" draw:style-name="gr11" draw:text-style-name="P1" draw:layer="layout" svg:width="3cm" svg:height="0.962cm" svg:x="3.802cm" svg:y="8.5cm">
          <draw:text-box>
            <text:p text:style-name="P2"><text:span text:style-name="T1">Output 2</text:span></text:p>
          </draw:text-box>
        </draw:frame>
        <draw:frame draw:name="TextBox 13" draw:style-name="gr25" draw:text-style-name="P1" draw:layer="layout" svg:width="6.06cm" svg:height="3.806cm" svg:x="21.118cm" svg:y="15.498cm">
          <draw:text-box>
            <text:p text:style-name="P4"><text:span text:style-name="T1">Stride = 2</text:span></text:p>
            <text:p text:style-name="P4"><text:span text:style-name="T1">Kernel size = 2</text:span></text:p>
            <text:p text:style-name="P4"><text:span text:style-name="T1">Weights = (0.5, 1.0)</text:span></text:p>
            <text:p text:style-name="P4"><text:span text:style-name="T1">Dilation = 1</text:span></text:p>
            <text:p text:style-name="P4"><text:span text:style-name="T1">Padding = 0</text:span></text:p>
          </draw:text-box>
        </draw:frame>
        <presentation:notes draw:style-name="dp2">
          <draw:frame draw:name="Slide Number Placeholder 6" draw:style-name="gr12" draw:text-style-name="P5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3" draw:layer="layout" svg:width="14.848cm" svg:height="11.135cm" svg:x="3.074cm" svg:y="2.258cm" draw:page-number="6" presentation:class="page"/>
          <draw:frame draw:name="Notes Placeholder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Noto Sans CJK SC1" svg:font-family="'Noto Sans CJK S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568" svg:viewBox="0 0 20 30" svg:d="M10 0l-10 30h20z"/>
    <draw:marker draw:name="a572" svg:viewBox="0 0 20 30" svg:d="M10 0l-10 30h20z"/>
    <draw:marker draw:name="a576" svg:viewBox="0 0 20 30" svg:d="M10 0l-10 30h20z"/>
    <draw:marker draw:name="a580" svg:viewBox="0 0 20 30" svg:d="M10 0l-10 30h20z"/>
    <draw:marker draw:name="a600" svg:viewBox="0 0 20 30" svg:d="M10 0l-10 30h20z"/>
    <draw:marker draw:name="a604" svg:viewBox="0 0 20 30" svg:d="M10 0l-10 30h20z"/>
    <draw:marker draw:name="a727" svg:viewBox="0 0 20 30" svg:d="M10 0l-10 30h20z"/>
    <draw:marker draw:name="a731" svg:viewBox="0 0 20 30" svg:d="M10 0l-10 30h20z"/>
    <draw:marker draw:name="a735" svg:viewBox="0 0 20 30" svg:d="M10 0l-10 30h20z"/>
    <draw:marker draw:name="a739" svg:viewBox="0 0 20 30" svg:d="M10 0l-10 30h20z"/>
    <draw:marker draw:name="a825" svg:viewBox="0 0 20 30" svg:d="M10 0l-10 30h20z"/>
    <draw:marker draw:name="a829" svg:viewBox="0 0 20 30" svg:d="M10 0l-10 30h20z"/>
    <draw:marker draw:name="a833" svg:viewBox="0 0 20 30" svg:d="M10 0l-10 30h20z"/>
    <draw:marker draw:name="a837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Standard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title>PowerPoint Presentation</dc:title>
    <meta:initial-creator>J Gucci</meta:initial-creator>
    <meta:creation-date>2018-08-07T11:44:41Z</meta:creation-date>
    <dc:date>2021-11-24T17:48:12.864642920</dc:date>
    <meta:editing-cycles>16</meta:editing-cycles>
    <meta:editing-duration>PT3H19M18S</meta:editing-duration>
    <meta:document-statistic meta:object-count="259"/>
  </office:meta>
</office:document-meta>
</file>